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Hallo Klasse 11!</text:p>
      <text:p text:style-name="Text_20_body">Wir sitzen jetzt wieder alle zu Hause am Computer und versuchen, so gut wie möglich diese Situation zu meistern. In zwei Wochen steht die Klausur an, welche auch am 17.12. geschrieben wird. In den letzten beiden Doppelstunden steht das Thema "Gentrifizierung" an. Da ihr keine Bücher zur Verfügung habt, habe ich euch Material zum Thema zusammengestellt, welches meiner Meinung nach den Inhalt des Themas zu wiedergibt. Außerdem sind auch Aufgaben dabei. Wenn ihr bei der Arbeit mit den Aufgaben unsicher seid, dann lasst es mich wissen. Falls für euch alles verständlich ist, braucht ihr euch nicht zu melden. Ich denke, der Austausch untereinander wird bei euch sicher ganz gut funktionieren. Ihr könnt euch auch im Netz informieren, da gibt es viele Materialien, auch mit Beispielen zum Thema. Ich wünsche euch Durchhaltevermögen am Schreibtisch.</text:p>
      <text:p text:style-name="Text_20_body">Bleibt gesund.</text:p>
      <text:p text:style-name="Text_20_body">Viele Grüß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3.2$Windows_X86_64 LibreOffice_project/86daf60bf00efa86ad547e59e09d6bb77c699acb</meta:generator>
    <dc:date>2020-12-03T11:49:22.032000000</dc:date>
    <meta:editing-duration>PT7S</meta:editing-duration>
    <meta:editing-cycles>1</meta:editing-cycles>
    <meta:document-statistic meta:table-count="0" meta:image-count="0" meta:object-count="0" meta:page-count="1" meta:paragraph-count="4" meta:word-count="140" meta:character-count="890" meta:non-whitespace-character-count="754"/>
  </office:meta>
</office:document-meta>
</file>